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99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9" style:family="graphic" style:parent-style-name="standard">
      <style:graphic-properties draw:fill-color="#99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fill-color="#66cc99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fill-color="#66cc99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9999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2.2cm" svg:x="11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4.4cm" svg:x="0.4cm" svg:y="6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cm" svg:x="0.6cm" svg:y="7.201cm">
          <text:p text:style-name="P1"><text:span text:style-name="T1">Private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cm" svg:height="1cm" svg:x="0.6cm" svg:y="8.801cm">
          <text:p text:style-name="P1"><text:span text:style-name="T1">License Ke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41cm" svg:height="0.962cm" svg:x="0.6cm" svg:y="11.401cm">
          <draw:text-box>
            <text:p><text:span text:style-name="T1">Key.cpp</text:span></text:p>
          </draw:text-box>
        </draw:frame>
        <draw:frame draw:style-name="gr4" draw:text-style-name="P3" xml:id="id2" draw:id="id2" draw:layer="layout" svg:width="3.986cm" svg:height="0.962cm" svg:x="5.49cm" svg:y="7.201cm">
          <draw:text-box>
            <text:p><text:span text:style-name="T1">licenseKey()</text:span></text:p>
          </draw:text-box>
        </draw:frame>
        <draw:custom-shape draw:style-name="gr5" draw:text-style-name="P1" xml:id="id3" draw:id="id3" draw:layer="layout" svg:width="2.2cm" svg:height="1.8cm" svg:x="2.2cm" svg:y="15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curve" svg:x1="4.6cm" svg:y1="9.301cm" svg:x2="7.483cm" svg:y2="8.163cm" draw:start-shape="id1" draw:start-glue-point="1" draw:end-shape="id2" draw:end-glue-point="2" svg:d="M4600 9301c1922 0 2883-379 2883-1138" svg:viewBox="0 0 2884 1139">
          <text:p/>
        </draw:connector>
        <draw:custom-shape draw:style-name="gr7" draw:text-style-name="P1" xml:id="id8" draw:id="id8" draw:layer="layout" svg:width="2.4cm" svg:height="2.4cm" svg:x="2.9cm" svg:y="4.001cm">
          <text:p text:style-name="P1">SCPI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2.4cm" svg:height="2.4cm" svg:x="25cm" svg:y="4.002cm">
          <text:p text:style-name="P1">CART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069cm" svg:height="1.673cm" svg:x="0.8cm" svg:y="18cm">
          <draw:text-box>
            <text:p text:style-name="P1">Keysight encrypted </text:p>
            <text:p text:style-name="P1">waveform</text:p>
          </draw:text-box>
        </draw:frame>
        <draw:custom-shape draw:style-name="gr8" draw:text-style-name="P1" xml:id="id4" draw:id="id4" draw:layer="layout" svg:width="2.6cm" svg:height="1.8cm" svg:x="4.4cm" svg:y="13.2cm">
          <text:p text:style-name="P1">de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5" draw:id="id5" draw:layer="layout" svg:width="3.6cm" svg:height="2.4cm" svg:x="8.4cm" svg:y="15.8cm">
          <text:p text:style-name="P1">Raw wave 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3.162cm" svg:x="11.2cm" svg:y="10.43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316cm" svg:height="1cm" svg:x="11.4cm" svg:y="13.7cm">
          <draw:text-box>
            <text:p><text:span text:style-name="T1">WaveFile.cpp</text:span></text:p>
          </draw:text-box>
        </draw:frame>
        <draw:connector draw:style-name="gr6" draw:text-style-name="P1" draw:layer="layout" draw:type="curve" svg:x1="3.3cm" svg:y1="15.8cm" svg:x2="4.4cm" svg:y2="14.1cm" draw:start-shape="id3" draw:start-glue-point="5" draw:end-shape="id4" draw:end-glue-point="3" svg:d="M3300 15800c0-1134 366-1700 1100-1700" svg:viewBox="0 0 1101 1701">
          <text:p/>
        </draw:connector>
        <draw:connector draw:style-name="gr6" draw:text-style-name="P1" draw:layer="layout" draw:type="curve" svg:x1="7cm" svg:y1="14.1cm" svg:x2="8.4cm" svg:y2="17cm" draw:start-shape="id4" draw:start-glue-point="1" draw:end-shape="id5" draw:end-glue-point="3" svg:d="M7000 14100c1051 0 352 2900 1400 2900" svg:viewBox="0 0 1401 2901">
          <text:p/>
        </draw:connector>
        <draw:frame draw:style-name="gr4" draw:text-style-name="P3" xml:id="id7" draw:id="id7" draw:layer="layout" svg:width="4.337cm" svg:height="0.962cm" svg:x="11.4cm" svg:y="11.2cm">
          <draw:text-box>
            <text:p><text:span text:style-name="T1">encapsulate()</text:span></text:p>
          </draw:text-box>
        </draw:frame>
        <draw:connector draw:style-name="gr6" draw:text-style-name="P1" draw:layer="layout" draw:type="curve" svg:x1="9.476cm" svg:y1="7.682cm" svg:x2="11.4cm" svg:y2="6.881cm" draw:start-shape="id2" draw:start-glue-point="1" draw:end-shape="id6" svg:d="M9476 7682c1443 0 481-801 1924-801" svg:viewBox="0 0 1925 802">
          <text:p/>
        </draw:connector>
        <draw:connector draw:style-name="gr6" draw:text-style-name="P1" draw:layer="layout" draw:type="curve" svg:x1="10.2cm" svg:y1="15.8cm" svg:x2="11.4cm" svg:y2="11.681cm" draw:start-shape="id5" draw:start-glue-point="0" draw:end-shape="id7" draw:end-glue-point="3" svg:d="M10200 15800c0-2746 400-4119 1200-4119" svg:viewBox="0 0 1201 4120">
          <text:p/>
        </draw:connector>
        <draw:connector draw:style-name="gr6" draw:text-style-name="P1" draw:layer="layout" draw:type="curve" svg:x1="15.737cm" svg:y1="11.681cm" svg:x2="14.404cm" svg:y2="6.881cm" draw:start-shape="id7" draw:start-glue-point="1" draw:end-shape="id6" svg:d="M15737 11681c750 0 1416-4800-1333-4800" svg:viewBox="0 0 1992 4801">
          <text:p/>
        </draw:connector>
        <draw:connector draw:style-name="gr6" draw:text-style-name="P1" draw:layer="layout" draw:type="curve" svg:x1="5.3cm" svg:y1="5.201cm" svg:x2="25cm" svg:y2="5.202cm" draw:start-shape="id8" draw:start-glue-point="1" draw:end-shape="id9" draw:end-glue-point="3" svg:d="M5300 5201c14775 0 4925 1 19700 1" svg:viewBox="0 0 19701 2">
          <text:p/>
        </draw:connector>
        <draw:connector draw:style-name="gr11" draw:text-style-name="P1" draw:layer="layout" draw:type="curve" svg:x1="23.4cm" svg:y1="15cm" svg:x2="25cm" svg:y2="5.202cm" draw:start-shape="id10" draw:start-glue-point="5" draw:end-shape="id9" draw:end-glue-point="3" svg:d="M23400 15000c0-6532 533-9798 1600-9798" svg:viewBox="0 0 1601 9799">
          <text:p/>
        </draw:connector>
        <draw:custom-shape draw:style-name="gr12" draw:text-style-name="P1" xml:id="id10" draw:id="id10" draw:layer="layout" svg:width="2.2cm" svg:height="1.8cm" svg:x="22.3cm" svg:y="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" draw:layer="layout" svg:width="5.341cm" svg:height="1.673cm" svg:x="20.389cm" svg:y="17.2cm">
          <draw:text-box>
            <text:p text:style-name="P1">CART encrypted </text:p>
            <text:p text:style-name="P1">Waveform</text:p>
          </draw:text-box>
        </draw:frame>
        <draw:custom-shape draw:style-name="gr1" draw:text-style-name="P1" draw:layer="layout" svg:width="4.6cm" svg:height="2.262cm" svg:x="17.4cm" svg:y="5.7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2cm" svg:height="0.962cm" svg:x="17.6cm" svg:y="8.238cm">
          <draw:text-box>
            <text:p><text:span text:style-name="T1">Lzo.cpp</text:span></text:p>
          </draw:text-box>
        </draw:frame>
        <draw:frame draw:style-name="gr4" draw:text-style-name="P3" xml:id="id11" draw:id="id11" draw:layer="layout" svg:width="3.673cm" svg:height="0.962cm" svg:x="17.6cm" svg:y="6.538cm">
          <draw:text-box>
            <text:p><text:span text:style-name="T1">compress()</text:span></text:p>
          </draw:text-box>
        </draw:frame>
        <draw:connector draw:style-name="gr6" draw:text-style-name="P1" draw:layer="layout" draw:type="curve" svg:x1="15.737cm" svg:y1="11.681cm" svg:x2="17.6cm" svg:y2="7.019cm" draw:start-shape="id7" draw:start-glue-point="1" draw:end-shape="id11" svg:d="M15737 11681c1398 0 467-4662 1863-4662" svg:viewBox="0 0 1864 4663">
          <text:p/>
        </draw:connector>
        <draw:connector draw:style-name="gr6" draw:text-style-name="P1" draw:layer="layout" draw:type="curve" svg:x1="19.436cm" svg:y1="7.5cm" svg:x2="15.737cm" svg:y2="11.681cm" draw:start-shape="id11" draw:start-glue-point="2" draw:end-shape="id7" draw:end-glue-point="1" svg:d="M19436 7500c0 2788-1233 4181-3699 4181" svg:viewBox="0 0 3700 4182">
          <text:p/>
        </draw:connector>
        <draw:frame draw:style-name="gr4" draw:text-style-name="P3" xml:id="id6" draw:id="id6" draw:layer="layout" svg:width="3.004cm" svg:height="0.962cm" svg:x="11.4cm" svg:y="6.4cm">
          <draw:text-box>
            <text:p><text:span text:style-name="T1">encrypt()</text:span></text:p>
          </draw:text-box>
        </draw:frame>
        <draw:frame draw:style-name="gr4" draw:text-style-name="P3" draw:layer="layout" svg:width="3.216cm" svg:height="0.962cm" svg:x="11.2cm" svg:y="7.838cm">
          <draw:text-box>
            <text:p><text:span text:style-name="T1">Crypt.cpp</text:span></text:p>
          </draw:text-box>
        </draw:frame>
        <draw:connector draw:style-name="gr6" draw:text-style-name="P1" draw:layer="layout" draw:type="curve" svg:x1="12.902cm" svg:y1="7.362cm" svg:x2="13.568cm" svg:y2="11.2cm" draw:start-shape="id6" draw:end-shape="id7" draw:end-glue-point="0" svg:d="M12902 7362c0 2878 666 960 666 3838" svg:viewBox="0 0 667 3839">
          <text:p/>
        </draw:connector>
        <draw:connector draw:style-name="gr6" draw:text-style-name="P1" draw:layer="layout" draw:type="curve" svg:x1="13.568cm" svg:y1="12.162cm" svg:x2="23.4cm" svg:y2="15cm" draw:start-shape="id7" draw:start-glue-point="2" draw:end-shape="id10" draw:end-glue-point="5" svg:d="M13568 12162c0 2128 9832 710 9832 2838" svg:viewBox="0 0 9833 2839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list text:style-name="L1">
                <text:list-header>
                  <text:p>NOTE: SCPI and CART must have previously set up their license key</text:p>
                </text:list-header>
                <text:list-item>
                  <text:p>SCPI decrypts the wave file into memory, creates a WaveFile class, and sets it's IQ data from the memory contents</text:p>
                </text:list-item>
                <text:list-item>
                  <text:p>WaveFile uses the Key class to encrypt the IQ data and add a wave file header</text:p>
                </text:list-item>
                <text:list-item>
                  <text:p>WaveFile writes to a temporary file, stored in the web server (or ftp server) directory on PC</text:p>
                </text:list-item>
                <text:list-item>
                  <text:p>CART downloads the wave file and stores it on nandflash</text:p>
                </text:list-item>
                <text:list-item>
                  <text:p>SCPI can now remove the temporary file 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4cm" svg:height="4.4cm" svg:x="16.618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cm" svg:x="16.818cm" svg:y="15cm">
          <text:p text:style-name="P1"><text:span text:style-name="T1">Private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cm" svg:height="1cm" svg:x="16.818cm" svg:y="16.6cm">
          <text:p text:style-name="P1"><text:span text:style-name="T1">License Ke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41cm" svg:height="0.962cm" svg:x="16.818cm" svg:y="19.2cm">
          <draw:text-box>
            <text:p><text:span text:style-name="T1">Key.cpp</text:span></text:p>
          </draw:text-box>
        </draw:frame>
        <draw:frame draw:style-name="gr4" draw:text-style-name="P3" xml:id="id13" draw:id="id13" draw:layer="layout" svg:width="3.986cm" svg:height="0.962cm" svg:x="21.708cm" svg:y="15cm">
          <draw:text-box>
            <text:p><text:span text:style-name="T1">licenseKey()</text:span></text:p>
          </draw:text-box>
        </draw:frame>
        <draw:connector draw:style-name="gr6" draw:text-style-name="P1" draw:layer="layout" draw:type="curve" svg:x1="20.818cm" svg:y1="17.1cm" svg:x2="23.701cm" svg:y2="15.962cm" draw:start-shape="id12" draw:start-glue-point="1" draw:end-shape="id13" draw:end-glue-point="2" svg:d="M20818 17100c1922 0 2883-379 2883-1138" svg:viewBox="0 0 2884 1139">
          <text:p/>
        </draw:connector>
        <draw:custom-shape draw:style-name="gr7" draw:text-style-name="P1" xml:id="id16" draw:id="id16" draw:layer="layout" svg:width="2.4cm" svg:height="2.4cm" svg:x="2.9cm" svg:y="4.001cm">
          <text:p text:style-name="P1">SCPI</text:p>
          <draw:enhanced-geometry svg:viewBox="0 0 21600 21600" draw:type="rectangle" draw:enhanced-path="M 0 0 L 21600 0 21600 21600 0 21600 0 0 Z N"/>
        </draw:custom-shape>
        <draw:custom-shape draw:style-name="gr7" draw:text-style-name="P1" xml:id="id17" draw:id="id17" draw:layer="layout" svg:width="2.4cm" svg:height="2.4cm" svg:x="23.2cm" svg:y="4.002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2.962cm" svg:x="18.007cm" svg:y="9.73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316cm" svg:height="0.962cm" svg:x="18.207cm" svg:y="12.838cm">
          <draw:text-box>
            <text:p><text:span text:style-name="T1">WaveFile.cpp</text:span></text:p>
          </draw:text-box>
        </draw:frame>
        <draw:frame draw:style-name="gr4" draw:text-style-name="P3" xml:id="id14" draw:id="id14" draw:layer="layout" svg:width="3.004cm" svg:height="0.962cm" svg:x="18.207cm" svg:y="10.5cm">
          <draw:text-box>
            <text:p><text:span text:style-name="T1">decrypt()</text:span></text:p>
          </draw:text-box>
        </draw:frame>
        <draw:connector draw:style-name="gr6" draw:text-style-name="P1" draw:layer="layout" draw:type="curve" svg:x1="25.694cm" svg:y1="15.481cm" svg:x2="21.211cm" svg:y2="10.981cm" draw:start-shape="id13" draw:start-glue-point="1" draw:end-shape="id14" svg:d="M25694 15481c750 0 2991-4500-4483-4500" svg:viewBox="0 0 5388 4501">
          <text:p/>
        </draw:connector>
        <draw:connector draw:style-name="gr6" draw:text-style-name="P1" draw:layer="layout" draw:type="curve" svg:x1="21.211cm" svg:y1="10.981cm" svg:x2="23.6cm" svg:y2="9cm" draw:start-shape="id14" draw:start-glue-point="1" draw:end-shape="id15" svg:d="M21211 10981c1791 0 597-1981 2389-1981" svg:viewBox="0 0 2390 1982">
          <text:p/>
        </draw:connector>
        <draw:connector draw:style-name="gr6" draw:text-style-name="P1" draw:layer="layout" draw:type="curve" svg:x1="5.3cm" svg:y1="5.201cm" svg:x2="23.2cm" svg:y2="5.202cm" draw:start-shape="id16" draw:start-glue-point="1" draw:end-shape="id17" draw:end-glue-point="3" svg:d="M5300 5201c13425 0 4475 1 17900 1" svg:viewBox="0 0 17901 2">
          <text:p/>
        </draw:connector>
        <draw:custom-shape draw:style-name="gr12" draw:text-style-name="P1" xml:id="id18" draw:id="id18" draw:layer="layout" svg:width="2.2cm" svg:height="1.8cm" svg:x="13cm" svg:y="10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" draw:layer="layout" svg:width="5.341cm" svg:height="1.673cm" svg:x="11.259cm" svg:y="12.727cm">
          <draw:text-box>
            <text:p text:style-name="P1">CART encrypted </text:p>
            <text:p text:style-name="P1">Waveform</text:p>
          </draw:text-box>
        </draw:frame>
        <draw:custom-shape draw:style-name="gr9" draw:text-style-name="P1" xml:id="id15" draw:id="id15" draw:layer="layout" svg:width="3cm" svg:height="2cm" svg:x="23.6cm" svg:y="8cm">
          <text:p text:style-name="P1"><text:span text:style-name="T2">IQ dat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5.2cm" svg:y1="11.5cm" svg:x2="18.207cm" svg:y2="10.981cm" draw:start-shape="id18" draw:start-glue-point="8" draw:end-shape="id14" draw:end-glue-point="3" svg:d="M15200 11500c2257 0 754-519 3007-519" svg:viewBox="0 0 3008 520">
          <text:p/>
        </draw:connector>
        <draw:custom-shape draw:style-name="gr1" draw:text-style-name="P1" xml:id="id19" draw:id="id19" draw:layer="layout" svg:width="4.6cm" svg:height="2.962cm" svg:x="15.507cm" svg:y="5.83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828cm" svg:height="0.962cm" svg:x="15.307cm" svg:y="8.838cm">
          <draw:text-box>
            <text:p><text:span text:style-name="T1">WaveFileHead.cpp</text:span></text:p>
          </draw:text-box>
        </draw:frame>
        <draw:connector draw:style-name="gr6" draw:text-style-name="P1" draw:layer="layout" draw:type="curve" svg:x1="14.1cm" svg:y1="10.6cm" svg:x2="15.507cm" svg:y2="7.319cm" draw:start-shape="id18" draw:start-glue-point="5" draw:end-shape="id19" draw:end-glue-point="3" svg:d="M14100 10600c0-2188 469-3281 1407-3281" svg:viewBox="0 0 1408 3282">
          <text:p/>
        </draw:connecto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list text:style-name="L1">
                <text:list-header>
                  <text:p>NOTE: SCPI and CART must have previously set up their license key</text:p>
                </text:list-header>
                <text:list-item>
                  <text:p>SCPI decrypts the wave file into memory, creates a WaveFile class, and sets it's IQ data from the memory contents</text:p>
                </text:list-item>
                <text:list-item>
                  <text:p>WaveFile uses the Key class to encrypt the IQ data and add a wave file header</text:p>
                </text:list-item>
                <text:list-item>
                  <text:p>WaveFile writes to a temporary file, stored in the web server (or ftp server) directory on PC</text:p>
                </text:list-item>
                <text:list-item>
                  <text:p>CART downloads the wave file and stores it on nandflash</text:p>
                </text:list-item>
                <text:list-item>
                  <text:p>SCPI can now remove the temporary file 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draw:custom-shape draw:style-name="gr14" draw:text-style-name="P1" draw:layer="layout" svg:width="9.4cm" svg:height="1.6cm" svg:x="7.3cm" svg:y="0.5cm">
          <text:p text:style-name="P1">“WAVE”</text:p>
          <draw:enhanced-geometry svg:viewBox="0 0 21600 21600" draw:type="rectangle" draw:enhanced-path="M 0 0 L 21600 0 21600 21600 0 21600 0 0 Z N"/>
        </draw:custom-shape>
        <draw:custom-shape draw:style-name="gr15" draw:text-style-name="P1" xml:id="id22" draw:id="id22" draw:layer="layout" svg:width="4.6cm" svg:height="1.6cm" svg:x="12.1cm" svg:y="2.1cm">
          <text:p text:style-name="P1">DATA STAR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4cm" svg:height="2.6cm" svg:x="7.3cm" svg:y="11.6cm">
          <text:p text:style-name="P1">DATA BLOCK</text:p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1.8cm" svg:height="1.6cm" svg:x="7.3cm" svg:y="8.4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5" draw:text-style-name="P1" xml:id="id20" draw:id="id20" draw:layer="layout" svg:width="9.4cm" svg:height="1.6cm" svg:x="7.3cm" svg:y="10cm">
          <text:p text:style-name="P1">BLOCK LE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6.7cm" svg:y1="10.8cm" svg:x2="7.3cm" svg:y2="15.3cm" draw:start-shape="id20" draw:start-glue-point="1" draw:end-shape="id21" draw:end-glue-point="3" svg:d="M16700 10800c751 0 501 2250-4700 2250s-5451 2250-4700 2250" svg:viewBox="0 0 10029 4501">
          <text:p/>
        </draw:connector>
        <draw:frame draw:style-name="gr4" draw:layer="layout" svg:width="5.569cm" svg:height="0.962cm" svg:x="1.401cm" svg:y="0.4cm">
          <draw:text-box>
            <text:p>PLAYBACK DATA</text:p>
          </draw:text-box>
        </draw:frame>
        <draw:custom-shape draw:style-name="gr18" draw:text-style-name="P1" draw:layer="layout" svg:width="4.885cm" svg:height="3.2cm" svg:x="0.589cm" svg:y="9.3cm">
          <text:p text:style-name="P1">TYPE = RAW, </text:p>
          <text:p text:style-name="P1">COMPRESSED,</text:p>
          <text:p text:style-name="P1">ENCRYPTED</text:p>
          <draw:enhanced-geometry svg:viewBox="0 0 21600 21600" draw:mirror-horizontal="true" draw:type="line-callout-2" draw:modifiers="-11507.3270568973 2955.57638238051 -5990.17601309865 2280.78725398313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" draw:layer="layout" svg:width="4.885cm" svg:height="3.2cm" svg:x="18.6cm" svg:y="10.8cm">
          <text:p text:style-name="P1">LENGTH OF </text:p>
          <text:p text:style-name="P1">BLOCK</text:p>
          <draw:enhanced-geometry svg:viewBox="0 0 21600 21600" draw:mirror-horizontal="false" draw:type="line-callout-2" draw:modifiers="-14579.7789602947 -3144.51733833177 -4204.17519443307 -3340.20618556701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1" draw:layer="layout" svg:width="9.4cm" svg:height="2.3cm" svg:x="7.3cm" svg:y="3.7cm">
          <text:p text:style-name="P1">PLAYBACK SHA-1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85cm" svg:height="3.2cm" svg:x="18.599cm" svg:y="2.201cm">
          <text:p text:style-name="P1">PLAYBACK</text:p>
          <text:p text:style-name="P1">FILE</text:p>
          <text:p text:style-name="P1">AUTHENTICATE</text:p>
          <draw:enhanced-geometry svg:viewBox="0 0 21600 21600" draw:mirror-horizontal="false" draw:type="line-callout-2" draw:modifiers="-10158.9848546869 17315.0890346767 -3872.61563651248 3508.90346766635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" draw:layer="layout" svg:width="4.885cm" svg:height="3.2cm" svg:x="0.691cm" svg:y="2.001cm">
          <text:p text:style-name="P1">DATA TYPE = </text:p>
          <text:p text:style-name="P1">PLAYBACK</text:p>
          <draw:enhanced-geometry svg:viewBox="0 0 21600 21600" draw:mirror-horizontal="true" draw:type="line-callout-2" draw:modifiers="-11507.3270568973 2955.57638238051 -5990.17601309865 2280.78725398313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1" draw:layer="layout" svg:width="1.7cm" svg:height="1.6cm" svg:x="7.3cm" svg:y="2.1cm">
          <text:p text:style-name="P1">DATA 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1.6cm" svg:x="9cm" svg:y="2.1cm">
          <text:p text:style-name="P1">HEAD </text:p>
          <text:p text:style-name="P1">V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1cm" svg:height="1.6cm" svg:x="7.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cm" svg:height="1.6cm" svg:x="9.4cm" svg:y="6cm">
          <text:p text:style-name="P1">SAMPLE RATE (Ksps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6.7cm" svg:y1="2.9cm" svg:x2="7.3cm" svg:y2="9.2cm" draw:start-shape="id22" draw:start-glue-point="1" draw:end-shape="id23" draw:end-glue-point="3" svg:d="M16700 2900c751 0 501 3150-4700 3150s-5451 3150-4700 3150" svg:viewBox="0 0 10029 6301">
          <text:p/>
        </draw:connector>
        <draw:custom-shape draw:style-name="gr22" draw:text-style-name="P1" draw:layer="layout" svg:width="7.6cm" svg:height="1.6cm" svg:x="9.1cm" svg:y="8.4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4cm" svg:height="2.6cm" svg:x="7.3cm" svg:y="17.7cm">
          <text:p text:style-name="P1">DATA BLOCK</text:p>
          <draw:enhanced-geometry svg:viewBox="0 0 21600 21600" draw:type="rectangle" draw:enhanced-path="M 0 0 L 21600 0 21600 21600 0 21600 0 0 Z N"/>
        </draw:custom-shape>
        <draw:custom-shape draw:style-name="gr17" draw:text-style-name="P1" xml:id="id21" draw:id="id21" draw:layer="layout" svg:width="1.8cm" svg:height="1.6cm" svg:x="7.3cm" svg:y="14.5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4cm" svg:height="1.6cm" svg:x="7.3cm" svg:y="16.1cm">
          <text:p text:style-name="P1">BLOCK LEN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6cm" svg:height="1.6cm" svg:x="9.1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>
            <draw:text-box>
              <text:list text:style-name="L1">
                <text:list-item>
                  <text:p>Data block encoded to allow PPC to handle smaller chunks in memory</text:p>
                </text:list-item>
                <text:list-item>
                  <text:p>DATA LEN = original size of data</text:p>
                </text:list-item>
                <text:list-item>
                  <text:p>BLOCK LEN = number of bytes in the data block (points to start of next block)</text:p>
                </text:list-item>
                <text:list-item>
                  <text:p>TYPE = Determines whether DATA BLOCK is raw binary, compressed, and/or encrypted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draw:custom-shape draw:style-name="gr14" draw:text-style-name="P1" draw:layer="layout" svg:width="9.4cm" svg:height="1.6cm" svg:x="7.3cm" svg:y="0.9cm">
          <text:p text:style-name="P1">“WAVE”</text:p>
          <draw:enhanced-geometry svg:viewBox="0 0 21600 21600" draw:type="rectangle" draw:enhanced-path="M 0 0 L 21600 0 21600 21600 0 21600 0 0 Z N"/>
        </draw:custom-shape>
        <draw:custom-shape draw:style-name="gr15" draw:text-style-name="P1" xml:id="id24" draw:id="id24" draw:layer="layout" svg:width="4.9cm" svg:height="1.6cm" svg:x="11.8cm" svg:y="2.5cm">
          <text:p text:style-name="P1">DATA STAR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4cm" svg:height="7.1cm" svg:x="7.3cm" svg:y="11.4cm">
          <text:p text:style-name="P1">DATA BLOCK</text:p>
          <draw:enhanced-geometry svg:viewBox="0 0 21600 21600" draw:type="rectangle" draw:enhanced-path="M 0 0 L 21600 0 21600 21600 0 21600 0 0 Z N"/>
        </draw:custom-shape>
        <draw:custom-shape draw:style-name="gr17" draw:text-style-name="P1" xml:id="id25" draw:id="id25" draw:layer="layout" svg:width="1.9cm" svg:height="1.6cm" svg:x="7.3cm" svg:y="8.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4cm" svg:height="1.6cm" svg:x="7.3cm" svg:y="9.8cm">
          <text:p text:style-name="P1">BLOCK LE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5.303cm" svg:height="0.962cm" svg:x="1.4cm" svg:y="0.8cm">
          <draw:text-box>
            <text:p>CAPTURE DATA</text:p>
          </draw:text-box>
        </draw:frame>
        <draw:custom-shape draw:style-name="gr18" draw:text-style-name="P1" draw:layer="layout" svg:width="8.549cm" svg:height="2.8cm" svg:x="17.851cm" svg:y="12.9cm">
          <text:p text:style-name="P1">BLOCK LEN =</text:p>
          <text:p text:style-name="P1">TOTAL CAPTURE DATA SIZE</text:p>
          <draw:enhanced-geometry svg:viewBox="0 0 21600 21600" draw:mirror-horizontal="false" draw:type="line-callout-2" draw:modifiers="-7763.36842105263 -17250.6961799357 -3600 4000 -629.052631578947 4272.1885041056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1" draw:layer="layout" svg:width="2.1cm" svg:height="1.6cm" svg:x="7.3cm" svg:y="2.5cm">
          <text:p text:style-name="P1">DATA 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1cm" svg:height="1.6cm" svg:x="7.3cm" svg:y="4.1cm">
          <text:p text:style-name="P1">WAVE </text:p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85cm" svg:height="3.2cm" svg:x="0.693cm" svg:y="2.402cm">
          <text:p text:style-name="P1">DATA TYPE = </text:p>
          <text:p text:style-name="P1">CAPTURE</text:p>
          <draw:enhanced-geometry svg:viewBox="0 0 21600 21600" draw:mirror-horizontal="true" draw:type="line-callout-2" draw:modifiers="-11507.3270568973 2955.57638238051 -5990.17601309865 2280.78725398313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2.4cm" svg:height="1.6cm" svg:x="9.4cm" svg:y="2.5cm">
          <text:p text:style-name="P1">HEAD </text:p>
          <text:p text:style-name="P1">V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885cm" svg:height="3.2cm" svg:x="0.691cm" svg:y="10.501cm">
          <text:p text:style-name="P1">TYPE = RAW</text:p>
          <draw:enhanced-geometry svg:viewBox="0 0 21600 21600" draw:mirror-horizontal="true" draw:type="line-callout-2" draw:modifiers="-11507.3270568973 2955.57638238051 -5990.17601309865 2280.78725398313 -1091.93614408514 3738.331771321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" draw:layer="layout" svg:width="7.3cm" svg:height="1.6cm" svg:x="9.4cm" svg:y="4.1cm">
          <text:p text:style-name="P1">SAMPLE RATE (Ksps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6.7cm" svg:y1="3.3cm" svg:x2="7.3cm" svg:y2="9cm" draw:start-shape="id24" draw:start-glue-point="1" draw:end-shape="id25" draw:end-glue-point="3" svg:d="M16700 3300c751 0 501 2850-4700 2850s-5451 2850-4700 2850" svg:viewBox="0 0 10029 5701">
          <text:p/>
        </draw:connector>
        <draw:custom-shape draw:style-name="gr24" draw:text-style-name="P1" draw:layer="layout" svg:width="7.5cm" svg:height="1.6cm" svg:x="9.2cm" svg:y="8.2cm">
          <text:p text:style-name="P1">(UNUSED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list text:style-name="L1">
                <text:list-item>
                  <text:p>Data block encoded to allow PPC to handle smaller chunks in memory</text:p>
                </text:list-item>
                <text:list-item>
                  <text:p>DATA LEN = original size of data</text:p>
                </text:list-item>
                <text:list-item>
                  <text:p>BLOCK LEN = number of bytes in the data block (points to start of next block)</text:p>
                </text:list-item>
                <text:list-item>
                  <text:p>TYPE = Determines whether DATA BLOCK is raw binary, compressed, and/or encrypted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1" draw:layer="layout" svg:width="14.3cm" svg:height="1.6cm" svg:x="4.5cm" svg:y="3.7cm">
          <text:p text:style-name="P1">“WAVE” (32-bits)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2cm" svg:height="1.6cm" svg:x="11.6cm" svg:y="5.3cm">
          <text:p text:style-name="P1">0x0004 (16bits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4.3cm" svg:height="7.2cm" svg:x="4.5cm" svg:y="11.7cm">
          <text:p text:style-name="P1">DATA BLOCK</text:p>
          <text:p text:style-name="P1">16-bit I &amp; 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9cm" svg:height="1.6cm" svg:x="4.5cm" svg:y="8.5cm">
          <text:p text:style-name="P1">0x00 (8bits)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0.4cm" svg:height="1.6cm" svg:x="8.4cm" svg:y="8.5cm">
          <text:p text:style-name="P1">[UNUSED] (24 bits)</text:p>
          <draw:enhanced-geometry svg:viewBox="0 0 21600 21600" draw:type="rectangle" draw:enhanced-path="M 0 0 L 21600 0 21600 21600 0 21600 0 0 Z N"/>
        </draw:custom-shape>
        <draw:frame draw:style-name="gr4" draw:layer="layout" svg:width="8.723cm" svg:height="0.962cm" svg:x="1.4cm" svg:y="0.8cm">
          <draw:text-box>
            <text:p>CAPTURE HEADER &amp; DATA</text:p>
          </draw:text-box>
        </draw:frame>
        <draw:custom-shape draw:style-name="gr20" draw:text-style-name="P1" draw:layer="layout" svg:width="3.9cm" svg:height="1.6cm" svg:x="4.5cm" svg:y="5.3cm">
          <text:p text:style-name="P1">'C' (8bits)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9cm" svg:height="1.6cm" svg:x="4.5cm" svg:y="6.9cm">
          <text:p text:style-name="P1">WAVE </text:p>
          <text:p text:style-name="P1">INDEX (8bit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1.6cm" svg:x="8.4cm" svg:y="5.3cm">
          <text:p text:style-name="P1">0x01 (8bits)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3cm" svg:height="1.6cm" svg:x="4.5cm" svg:y="10.1cm">
          <text:p text:style-name="P1">BLOCK LEN (32 bits)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549cm" svg:height="2.8cm" svg:x="19.151cm" svg:y="11.7cm">
          <text:p text:style-name="P1">BLOCK LEN =</text:p>
          <text:p text:style-name="P1">TOTAL CAPTURE DATA SIZE</text:p>
          <draw:enhanced-geometry svg:viewBox="0 0 21600 21600" draw:mirror-horizontal="false" draw:type="line-callout-2" draw:modifiers="-7414.73684210526 -6200.07140307033 -3600 4000 -629.052631578947 4272.1885041056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" draw:layer="layout" svg:width="10.4cm" svg:height="1.6cm" svg:x="8.4cm" svg:y="6.9cm">
          <text:p text:style-name="P1">SAMPLE RATE [Ksps] (24bit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>
            <draw:text-box>
              <text:list text:style-name="L1">
                <text:list-item>
                  <text:p>Data block encoded to allow PPC to handle smaller chunks in memory</text:p>
                </text:list-item>
                <text:list-item>
                  <text:p>DATA LEN = original size of data</text:p>
                </text:list-item>
                <text:list-item>
                  <text:p>BLOCK LEN = number of bytes in the data block (points to start of next block)</text:p>
                </text:list-item>
                <text:list-item>
                  <text:p>TYPE = Determines whether DATA BLOCK is raw binary, compressed, and/or encrypted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5:05:39.205585116</meta:creation-date>
    <dc:date>2015-11-03T09:02:13.301344788</dc:date>
    <meta:editing-duration>P1DT39M41S</meta:editing-duration>
    <meta:editing-cycles>13</meta:editing-cycles>
    <meta:generator>LibreOffice/4.2.8.2$Linux_X86_64 LibreOffice_project/420m0$Build-2</meta:generator>
    <meta:document-statistic meta:object-count="135"/>
  </office:meta>
</office:document-meta>
</file>